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208f" officeooo:paragraph-rsid="0004208f"/>
    </style:style>
    <style:style style:name="P2" style:family="paragraph" style:parent-style-name="Standard">
      <style:text-properties officeooo:rsid="0004208f" officeooo:paragraph-rsid="00069b41"/>
    </style:style>
    <style:style style:name="P3" style:family="paragraph" style:parent-style-name="Standard">
      <style:text-properties officeooo:paragraph-rsid="0004208f"/>
    </style:style>
    <style:style style:name="P4" style:family="paragraph" style:parent-style-name="Standard">
      <style:text-properties officeooo:paragraph-rsid="00051a85"/>
    </style:style>
    <style:style style:name="T1" style:family="text">
      <style:text-properties officeooo:rsid="0004208f"/>
    </style:style>
    <style:style style:name="T2" style:family="text">
      <style:text-properties officeooo:rsid="00051a85"/>
    </style:style>
    <style:style style:name="T3" style:family="text">
      <style:text-properties officeooo:rsid="00069b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erer Edward Serban</text:p>
      <text:p text:style-name="P1"><text:a xlink:type="simple" xlink:href="https://github.com/TheStrangeProgrammer/LFTCLab1" text:style-name="Internet_20_link" text:visited-style-name="Visited_20_Internet_20_Link">https://github.com/TheStrangeProgrammer/LFTCLab1</text:a></text:p>
      <text:p text:style-name="P1"/>
      <text:p text:style-name="Standard">LETTER = "A" | "B" | . ..| "Z" | "a" | ... | "z"</text:p>
      <text:p text:style-name="Standard">DIGIT = "0" | "1" |...| "9"</text:p>
      <text:p text:style-name="Standard">CHARACTER = LETTER|DIGIT</text:p>
      <text:p text:style-name="P3"><text:span text:style-name="T1">INPUT_</text:span><text:span text:style-name="T2">STATES</text:span><text:span text:style-name="T1">=CHARACTER{“ ”CHARACTER}</text:span></text:p>
      <text:p text:style-name="P4"><text:span text:style-name="T1">INPUT_</text:span><text:span text:style-name="T2">INPUTS</text:span><text:span text:style-name="T1">=CHARACTER{“ ”CHARACTER}</text:span></text:p>
      <text:p text:style-name="P4"><text:span text:style-name="T1">INPUT_</text:span><text:span text:style-name="T2">INITIAL</text:span><text:span text:style-name="T1">=CHARACTER</text:span></text:p>
      <text:p text:style-name="P4"><text:span text:style-name="T1">INPUT_</text:span><text:span text:style-name="T2">FINAL</text:span><text:span text:style-name="T1">=CHARACTER{“ ”CHARACTER}</text:span></text:p>
      <text:p text:style-name="P4"><text:span text:style-name="T1">INPUT_</text:span><text:span text:style-name="T2">TRANSITIONS</text:span><text:span text:style-name="T1">=CHARACTER{“ ”CHARACTER}</text:span></text:p>
      <text:p text:style-name="P2">INPUT=INPUT_<text:span text:style-name="T2">STATES “\n” </text:span>INPUT_<text:span text:style-name="T2">INPUTS “\n” </text:span>INPUT_<text:span text:style-name="T2">INITIAL “\n” </text:span>INPUT_<text:span text:style-name="T2">FINAL </text:span><text:span text:style-name="T3">{</text:span><text:span text:style-name="T2"> “\n” </text:span>INPUT_<text:span text:style-name="T2">TRANSITIONS</text:span><text:span text:style-name="T3">}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1-12T19:34:00.800000000</dc:date>
    <meta:editing-duration>PT7M52S</meta:editing-duration>
    <meta:editing-cycles>6</meta:editing-cycles>
    <meta:document-statistic meta:table-count="0" meta:image-count="0" meta:object-count="0" meta:page-count="1" meta:paragraph-count="11" meta:word-count="48" meta:character-count="437" meta:non-whitespace-character-count="400"/>
  </office:meta>
</office:document-meta>
</file>